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Contents_20_Heading">
      <style:text-properties style:font-name="Times New Roman" officeooo:paragraph-rsid="00122fd4"/>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ext_20_body">
      <style:paragraph-properties fo:line-height="150%" fo:text-align="justify" style:justify-single-word="false"/>
      <style:text-properties style:font-name="Times New Roman1" officeooo:rsid="0033ac19" officeooo:paragraph-rsid="0033ac19"/>
    </style:style>
    <style:style style:name="P12" style:family="paragraph" style:parent-style-name="Text_20_body">
      <style:paragraph-properties fo:line-height="150%" fo:text-align="justify" style:justify-single-word="false"/>
      <style:text-properties style:font-name="Times New Roman1" officeooo:rsid="003a2f2d" officeooo:paragraph-rsid="003a2f2d"/>
    </style:style>
    <style:style style:name="P13" style:family="paragraph" style:parent-style-name="Text_20_body">
      <style:paragraph-properties fo:line-height="150%" fo:text-align="justify" style:justify-single-word="false"/>
      <style:text-properties style:font-name="Times New Roman1" officeooo:rsid="001d37f0" officeooo:paragraph-rsid="001eb771"/>
    </style:style>
    <style:style style:name="P14" style:family="paragraph" style:parent-style-name="Text_20_body">
      <style:paragraph-properties fo:line-height="150%" fo:text-align="justify" style:justify-single-word="false"/>
      <style:text-properties style:font-name="Times New Roman1" officeooo:rsid="001d3919" officeooo:paragraph-rsid="001eb771"/>
    </style:style>
    <style:style style:name="P15" style:family="paragraph" style:parent-style-name="Text_20_body">
      <style:paragraph-properties fo:line-height="150%" fo:text-align="justify" style:justify-single-word="false"/>
      <style:text-properties style:font-name="Times New Roman1" officeooo:rsid="001ff045" officeooo:paragraph-rsid="0023081e"/>
    </style:style>
    <style:style style:name="P16" style:family="paragraph" style:parent-style-name="Text_20_body">
      <style:paragraph-properties fo:line-height="150%" fo:text-align="justify" style:justify-single-word="false" style:writing-mode="lr-tb"/>
      <style:text-properties style:font-name="Times New Roman1" officeooo:rsid="001ff045" officeooo:paragraph-rsid="0023081e"/>
    </style:style>
    <style:style style:name="P17" style:family="paragraph" style:parent-style-name="Text_20_body">
      <style:paragraph-properties fo:line-height="150%" fo:text-align="justify" style:justify-single-word="false"/>
      <style:text-properties style:font-name="Times New Roman1" officeooo:rsid="0019c764" officeooo:paragraph-rsid="0019c764"/>
    </style:style>
    <style:style style:name="P18" style:family="paragraph" style:parent-style-name="Text_20_body">
      <style:paragraph-properties fo:line-height="150%"/>
      <style:text-properties style:font-name="Times New Roman1" officeooo:rsid="0019c764" officeooo:paragraph-rsid="0019c764"/>
    </style:style>
    <style:style style:name="P19" style:family="paragraph" style:parent-style-name="Text_20_body">
      <style:paragraph-properties fo:line-height="150%" fo:text-align="justify" style:justify-single-word="false"/>
      <style:text-properties style:font-name="Times New Roman1" officeooo:rsid="00197a5f" officeooo:paragraph-rsid="00197a5f"/>
    </style:style>
    <style:style style:name="P20" style:family="paragraph" style:parent-style-name="Text_20_body">
      <style:paragraph-properties fo:line-height="150%" fo:text-align="justify" style:justify-single-word="false"/>
      <style:text-properties style:font-name="Times New Roman1" officeooo:rsid="003d3419" officeooo:paragraph-rsid="003d3419"/>
    </style:style>
    <style:style style:name="P21" style:family="paragraph" style:parent-style-name="Text_20_body">
      <style:paragraph-properties fo:line-height="150%" fo:text-align="justify" style:justify-single-word="false"/>
      <style:text-properties style:font-name="Times New Roman1" officeooo:rsid="0034988a" officeooo:paragraph-rsid="0034988a"/>
    </style:style>
    <style:style style:name="P22" style:family="paragraph" style:parent-style-name="Text_20_body">
      <style:paragraph-properties fo:line-height="150%" fo:text-align="justify" style:justify-single-word="false"/>
      <style:text-properties style:font-name="Times New Roman1" officeooo:rsid="0029af7a" officeooo:paragraph-rsid="0029af7a"/>
    </style:style>
    <style:style style:name="P23" style:family="paragraph" style:parent-style-name="Text_20_body">
      <style:paragraph-properties fo:margin-left="0cm" fo:margin-right="0cm" fo:line-height="150%" fo:text-align="justify" style:justify-single-word="false" fo:text-indent="0cm" style:auto-text-indent="false"/>
      <style:text-properties style:font-name="Times New Roman1" officeooo:rsid="002d3600" officeooo:paragraph-rsid="002d3600"/>
    </style:style>
    <style:style style:name="P24" style:family="paragraph" style:parent-style-name="Text_20_body">
      <style:paragraph-properties fo:line-height="150%" fo:text-align="justify" style:justify-single-word="false"/>
      <style:text-properties style:font-name="Times New Roman1" officeooo:rsid="002d3600" officeooo:paragraph-rsid="002d3600"/>
    </style:style>
    <style:style style:name="P25" style:family="paragraph" style:parent-style-name="Text_20_body">
      <style:paragraph-properties fo:line-height="150%" fo:text-align="justify" style:justify-single-word="false"/>
      <style:text-properties style:font-name="Times New Roman1" officeooo:rsid="003675c5" officeooo:paragraph-rsid="003675c5"/>
    </style:style>
    <style:style style:name="P26" style:family="paragraph" style:parent-style-name="Text_20_body">
      <style:paragraph-properties fo:line-height="150%" fo:text-align="justify" style:justify-single-word="false"/>
      <style:text-properties style:font-name="Times New Roman1" officeooo:rsid="003758fc" officeooo:paragraph-rsid="003758fc"/>
    </style:style>
    <style:style style:name="P27" style:family="paragraph" style:parent-style-name="Text_20_body">
      <style:paragraph-properties fo:line-height="150%" fo:text-align="justify" style:justify-single-word="false"/>
      <style:text-properties style:font-name="Times New Roman1" officeooo:rsid="00440631" officeooo:paragraph-rsid="00440631"/>
    </style:style>
    <style:style style:name="P28" style:family="paragraph" style:parent-style-name="Text_20_body">
      <style:paragraph-properties fo:line-height="150%" fo:text-align="justify" style:justify-single-word="false"/>
      <style:text-properties style:font-name="Times New Roman1" officeooo:rsid="0045ca4e" officeooo:paragraph-rsid="0045ca4e"/>
    </style:style>
    <style:style style:name="P29" style:family="paragraph" style:parent-style-name="Text_20_body">
      <style:paragraph-properties fo:line-height="150%" fo:text-align="justify" style:justify-single-word="false"/>
      <style:text-properties style:font-name="Times New Roman1" officeooo:rsid="004786e5" officeooo:paragraph-rsid="004786e5"/>
    </style:style>
    <style:style style:name="P30" style:family="paragraph" style:parent-style-name="Text_20_body">
      <style:paragraph-properties fo:line-height="150%" fo:text-align="justify" style:justify-single-word="false"/>
      <style:text-properties style:font-name="Times New Roman1" officeooo:rsid="001eb771" officeooo:paragraph-rsid="001eb771"/>
    </style:style>
    <style:style style:name="P31" style:family="paragraph" style:parent-style-name="Text_20_body">
      <style:paragraph-properties fo:line-height="150%" fo:text-align="justify" style:justify-single-word="false"/>
      <style:text-properties style:font-name="Times New Roman1" officeooo:rsid="00179683" officeooo:paragraph-rsid="00179683"/>
    </style:style>
    <style:style style:name="P32" style:family="paragraph" style:parent-style-name="Text_20_body">
      <style:text-properties style:font-name="Times New Roman1" officeooo:rsid="004c902f" officeooo:paragraph-rsid="004c902f"/>
    </style:style>
    <style:style style:name="P33" style:family="paragraph" style:parent-style-name="Text_20_body">
      <style:paragraph-properties fo:line-height="150%" fo:text-align="justify" style:justify-single-word="false"/>
      <style:text-properties fo:font-variant="normal" fo:text-transform="none" style:font-name="Times New Roman1" fo:font-style="normal" officeooo:rsid="004786e5" officeooo:paragraph-rsid="004786e5" style:font-style-asian="normal" style:font-style-complex="normal"/>
    </style:style>
    <style:style style:name="P34" style:family="paragraph" style:parent-style-name="Text_20_body">
      <style:text-properties officeooo:rsid="004c902f" officeooo:paragraph-rsid="004c902f"/>
    </style:style>
    <style:style style:name="P35" style:family="paragraph" style:parent-style-name="Text_20_body">
      <style:paragraph-properties fo:line-height="150%" fo:text-align="justify" style:justify-single-word="false"/>
      <style:text-properties officeooo:paragraph-rsid="004ca0df"/>
    </style:style>
    <style:style style:name="P36" style:family="paragraph" style:parent-style-name="Text_20_body">
      <style:text-properties officeooo:rsid="004e8140" officeooo:paragraph-rsid="004e8140"/>
    </style:style>
    <style:style style:name="P37" style:family="paragraph" style:parent-style-name="Text_20_body">
      <style:text-properties officeooo:rsid="004ffb59" officeooo:paragraph-rsid="004ffb59"/>
    </style:style>
    <style:style style:name="P38" style:family="paragraph" style:parent-style-name="Heading_20_1" style:list-style-name="">
      <style:text-properties style:font-name="Ubuntu" officeooo:rsid="001bbe46" officeooo:paragraph-rsid="00122fd4"/>
    </style:style>
    <style:style style:name="P39" style:family="paragraph" style:parent-style-name="Heading_20_1">
      <style:paragraph-properties fo:break-before="page"/>
      <style:text-properties style:font-name="Times New Roman1" officeooo:rsid="001bbe46" officeooo:paragraph-rsid="00122fd4"/>
    </style:style>
    <style:style style:name="P40" style:family="paragraph" style:parent-style-name="Heading_20_1">
      <style:paragraph-properties fo:break-before="page"/>
      <style:text-properties style:font-name="Times New Roman1" officeooo:rsid="001cb2ae" officeooo:paragraph-rsid="00122fd4"/>
    </style:style>
    <style:style style:name="P41" style:family="paragraph" style:parent-style-name="Heading_20_1" style:list-style-name="">
      <style:text-properties style:font-name="Times New Roman1" officeooo:rsid="001cb2ae" officeooo:paragraph-rsid="00122fd4"/>
    </style:style>
    <style:style style:name="P42" style:family="paragraph" style:parent-style-name="Heading_20_1" style:list-style-name="">
      <style:text-properties style:font-name="Times New Roman1" officeooo:rsid="0033ac19" officeooo:paragraph-rsid="0033ac19"/>
    </style:style>
    <style:style style:name="P43" style:family="paragraph" style:parent-style-name="Heading_20_1">
      <style:paragraph-properties fo:break-before="page"/>
      <style:text-properties style:font-name="Times New Roman1" officeooo:rsid="0033ac19" officeooo:paragraph-rsid="0033ac19"/>
    </style:style>
    <style:style style:name="P44" style:family="paragraph" style:parent-style-name="Heading_20_1">
      <style:paragraph-properties fo:break-before="page"/>
      <style:text-properties officeooo:paragraph-rsid="00122fd4"/>
    </style:style>
    <style:style style:name="P45" style:family="paragraph" style:parent-style-name="Heading_20_2">
      <style:text-properties style:font-name="Times New Roman1" officeooo:rsid="001bbe46" officeooo:paragraph-rsid="00122fd4"/>
    </style:style>
    <style:style style:name="P46" style:family="paragraph" style:parent-style-name="Heading_20_2">
      <style:text-properties style:font-name="Times New Roman1" officeooo:rsid="001cfc14" officeooo:paragraph-rsid="00122fd4"/>
    </style:style>
    <style:style style:name="P47" style:family="paragraph" style:parent-style-name="Heading_20_2">
      <style:text-properties style:font-name="Times New Roman1" officeooo:rsid="001e8e77" officeooo:paragraph-rsid="00122fd4"/>
    </style:style>
    <style:style style:name="P48" style:family="paragraph" style:parent-style-name="Heading_20_2">
      <style:text-properties style:font-name="Times New Roman1" officeooo:rsid="00122fd4" officeooo:paragraph-rsid="00122fd4"/>
    </style:style>
    <style:style style:name="P49" style:family="paragraph" style:parent-style-name="Heading_20_2">
      <style:text-properties style:font-name="Times New Roman1" officeooo:rsid="0033ac19" officeooo:paragraph-rsid="0033ac19"/>
    </style:style>
    <style:style style:name="P50" style:family="paragraph" style:parent-style-name="Heading_20_2">
      <style:text-properties style:font-name="Times New Roman1" officeooo:rsid="003a2f2d" officeooo:paragraph-rsid="003a2f2d"/>
    </style:style>
    <style:style style:name="P51" style:family="paragraph" style:parent-style-name="Heading_20_2">
      <style:text-properties style:font-name="Times New Roman1" officeooo:rsid="00436315" officeooo:paragraph-rsid="00436315"/>
    </style:style>
    <style:style style:name="P52" style:family="paragraph" style:parent-style-name="Heading_20_3">
      <style:text-properties style:font-name="Times New Roman1" officeooo:rsid="001cfc14" officeooo:paragraph-rsid="00122fd4"/>
    </style:style>
    <style:style style:name="P53" style:family="paragraph" style:parent-style-name="Heading_20_3">
      <style:text-properties style:font-name="Times New Roman1" officeooo:paragraph-rsid="00122fd4"/>
    </style:style>
    <style:style style:name="P54" style:family="paragraph" style:parent-style-name="Heading_20_3">
      <style:text-properties style:font-name="Times New Roman1" officeooo:rsid="001e8e77" officeooo:paragraph-rsid="00122fd4"/>
    </style:style>
    <style:style style:name="P55" style:family="paragraph" style:parent-style-name="Heading_20_3">
      <style:text-properties style:font-name="Times New Roman1" officeooo:rsid="001d37f0" officeooo:paragraph-rsid="001d37f0"/>
    </style:style>
    <style:style style:name="P56" style:family="paragraph" style:parent-style-name="Heading_20_4">
      <style:text-properties style:font-name="Times New Roman1" officeooo:rsid="001d3919" officeooo:paragraph-rsid="001eb771"/>
    </style:style>
    <style:style style:name="P57" style:family="paragraph" style:parent-style-name="Heading_20_4">
      <style:text-properties style:font-name="Times New Roman1" officeooo:paragraph-rsid="001eb771"/>
    </style:style>
    <style:style style:name="P58" style:family="paragraph" style:parent-style-name="Text_20_body" style:list-style-name="L1">
      <style:text-properties officeooo:paragraph-rsid="0053a8d9"/>
    </style:style>
    <style:style style:name="P59" style:family="paragraph" style:parent-style-name="Text_20_body" style:list-style-name="L1">
      <style:text-properties officeooo:rsid="0054e1fe" officeooo:paragraph-rsid="0054e1fe"/>
    </style:style>
    <style:style style:name="P60" style:family="paragraph" style:parent-style-name="Text_20_body">
      <style:text-properties officeooo:rsid="005a05db" officeooo:paragraph-rsid="005a05db"/>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officeooo:rsid="001ff045"/>
    </style:style>
    <style:style style:name="T8" style:family="text">
      <style:text-properties officeooo:rsid="0024a7b6"/>
    </style:style>
    <style:style style:name="T9" style:family="text">
      <style:text-properties officeooo:rsid="002b68ca"/>
    </style:style>
    <style:style style:name="T10" style:family="text">
      <style:text-properties officeooo:rsid="002d3600"/>
    </style:style>
    <style:style style:name="T11" style:family="text">
      <style:text-properties officeooo:rsid="0034988a"/>
    </style:style>
    <style:style style:name="T12" style:family="text">
      <style:text-properties officeooo:rsid="003675c5"/>
    </style:style>
    <style:style style:name="T13" style:family="text">
      <style:text-properties officeooo:rsid="003758fc"/>
    </style:style>
    <style:style style:name="T14" style:family="text">
      <style:text-properties officeooo:rsid="003d3419"/>
    </style:style>
    <style:style style:name="T15" style:family="text">
      <style:text-properties officeooo:rsid="003fe3d0"/>
    </style:style>
    <style:style style:name="T16" style:family="text">
      <style:text-properties officeooo:rsid="004123f7"/>
    </style:style>
    <style:style style:name="T17" style:family="text">
      <style:text-properties officeooo:rsid="0042dce2"/>
    </style:style>
    <style:style style:name="T18" style:family="text">
      <style:text-properties officeooo:rsid="00440631"/>
    </style:style>
    <style:style style:name="T19" style:family="text">
      <style:text-properties fo:font-variant="small-caps" fo:font-style="italic" style:font-style-asian="italic" style:font-style-complex="italic"/>
    </style:style>
    <style:style style:name="T20" style:family="text">
      <style:text-properties fo:font-variant="normal" fo:text-transform="none" fo:font-style="italic" style:font-style-asian="italic" style:font-style-complex="italic"/>
    </style:style>
    <style:style style:name="T21" style:family="text">
      <style:text-properties fo:font-variant="normal" fo:text-transform="none" fo:font-style="italic" officeooo:rsid="0045ca4e" style:font-style-asian="italic" style:font-style-complex="italic"/>
    </style:style>
    <style:style style:name="T22" style:family="text">
      <style:text-properties fo:font-variant="normal" fo:text-transform="none" fo:font-style="normal" style:font-style-asian="normal" style:font-style-complex="normal"/>
    </style:style>
    <style:style style:name="T23" style:family="text">
      <style:text-properties fo:font-variant="normal" fo:text-transform="none" fo:font-style="normal" officeooo:rsid="0045ca4e" style:font-style-asian="normal" style:font-style-complex="normal"/>
    </style:style>
    <style:style style:name="T24" style:family="text">
      <style:text-properties fo:font-variant="normal" fo:text-transform="none" fo:font-style="normal" officeooo:rsid="0047166d" style:font-style-asian="normal" style:font-style-complex="normal"/>
    </style:style>
    <style:style style:name="T25" style:family="text">
      <style:text-properties fo:font-variant="normal" fo:text-transform="none" fo:font-style="normal" officeooo:rsid="004786e5" style:font-style-asian="normal" style:font-style-complex="normal"/>
    </style:style>
    <style:style style:name="T26" style:family="text">
      <style:text-properties fo:font-variant="normal" fo:text-transform="none" fo:font-style="normal" officeooo:rsid="00488620" style:font-style-asian="normal" style:font-style-complex="normal"/>
    </style:style>
    <style:style style:name="T27" style:family="text">
      <style:text-properties officeooo:rsid="004786e5"/>
    </style:style>
    <style:style style:name="T28" style:family="text">
      <style:text-properties officeooo:rsid="001cb2ae"/>
    </style:style>
    <style:style style:name="T29" style:family="text">
      <style:text-properties officeooo:rsid="001e8e77"/>
    </style:style>
    <style:style style:name="T30" style:family="text">
      <style:text-properties officeooo:rsid="002ded1b"/>
    </style:style>
    <style:style style:name="T31" style:family="text">
      <style:text-properties officeooo:rsid="002fa054"/>
    </style:style>
    <style:style style:name="T32" style:family="text">
      <style:text-properties officeooo:rsid="00384af7"/>
    </style:style>
    <style:style style:name="T33" style:family="text">
      <style:text-properties officeooo:rsid="003a2f2d"/>
    </style:style>
    <style:style style:name="T34" style:family="text">
      <style:text-properties officeooo:rsid="003b51db"/>
    </style:style>
    <style:style style:name="T35" style:family="text">
      <style:text-properties officeooo:rsid="003d02ac"/>
    </style:style>
    <style:style style:name="T36" style:family="text">
      <style:text-properties officeooo:rsid="001d37f0"/>
    </style:style>
    <style:style style:name="T37" style:family="text">
      <style:text-properties officeooo:rsid="001d3919"/>
    </style:style>
    <style:style style:name="T38" style:family="text">
      <style:text-properties officeooo:rsid="0020cfd4"/>
    </style:style>
    <style:style style:name="T39" style:family="text">
      <style:text-properties officeooo:rsid="0021e7f5"/>
    </style:style>
    <style:style style:name="T40" style:family="text">
      <style:text-properties officeooo:rsid="0023081e"/>
    </style:style>
    <style:style style:name="T41" style:family="text">
      <style:text-properties officeooo:rsid="00286a4e"/>
    </style:style>
    <style:style style:name="T42" style:family="text">
      <style:text-properties officeooo:rsid="0029af7a"/>
    </style:style>
    <style:style style:name="T43" style:family="text">
      <style:text-properties officeooo:rsid="001f11e1"/>
    </style:style>
    <style:style style:name="T44" style:family="text">
      <style:text-properties officeooo:rsid="0027937f"/>
    </style:style>
    <style:style style:name="T45" style:family="text">
      <style:text-properties officeooo:rsid="0032af84"/>
    </style:style>
    <style:style style:name="T46" style:family="text">
      <style:text-properties style:font-name="Times New Roman1"/>
    </style:style>
    <style:style style:name="T47" style:family="text">
      <style:text-properties style:font-name="Times New Roman1" officeooo:rsid="001cb2ae"/>
    </style:style>
    <style:style style:name="T48" style:family="text">
      <style:text-properties style:font-name="Times New Roman1" officeooo:rsid="00122fd4"/>
    </style:style>
    <style:style style:name="T49" style:family="text">
      <style:text-properties style:font-name="Times New Roman1" officeooo:rsid="004ca0df"/>
    </style:style>
    <style:style style:name="T50" style:family="text">
      <style:text-properties style:font-name="Times New Roman1" officeooo:rsid="004ffb59"/>
    </style:style>
    <style:style style:name="T51" style:family="text">
      <style:text-properties style:font-name="Times New Roman1" officeooo:rsid="00527290"/>
    </style:style>
    <style:style style:name="T52" style:family="text">
      <style:text-properties style:font-name="Times New Roman1" officeooo:rsid="003a2f2d"/>
    </style:style>
    <style:style style:name="T53" style:family="text">
      <style:text-properties style:font-name="Times New Roman1" officeooo:rsid="0054e1fe"/>
    </style:style>
    <style:style style:name="T54" style:family="text">
      <style:text-properties style:font-name="Times New Roman1" officeooo:rsid="0053a8d9"/>
    </style:style>
    <style:style style:name="T55" style:family="text">
      <style:text-properties style:font-name="Times New Roman1" officeooo:rsid="00554fba"/>
    </style:style>
    <style:style style:name="T56" style:family="text">
      <style:text-properties style:font-name="Times New Roman1" officeooo:rsid="001cfc14"/>
    </style:style>
    <style:style style:name="T57" style:family="text">
      <style:text-properties officeooo:rsid="004c902f"/>
    </style:style>
    <style:style style:name="T58" style:family="text">
      <style:text-properties officeooo:rsid="004e8140"/>
    </style:style>
    <style:style style:name="T59" style:family="text">
      <style:text-properties officeooo:rsid="005a05d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text:span text:style-name="T11">E</text:span>ntwicklung am Beispiel von Googles Framework Flutter</text:p>
      <text:p text:style-name="P2"><text:span text:style-name="T4">Ist Flutter n</text:span><text:span text:style-name="T6">ü</text:span><text:span text:style-name="T4">tzlich zum Cross-Plat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6"><text:a xlink:type="simple" xlink:href="#__RefHeading___Toc105_3817189541" text:style-name="Index_20_Link" text:visited-style-name="Index_20_Link">1. a Einleitung<text:tab/>3</text:a></text:p>
          <text:p text:style-name="P7"><text:a xlink:type="simple" xlink:href="#__RefHeading___Toc107_3817189541" text:style-name="Index_20_Link" text:visited-style-name="Index_20_Link">1.1 x Einführung Softwareentwicklung<text:tab/>3</text:a></text:p>
          <text:p text:style-name="P7"><text:a xlink:type="simple" xlink:href="#__RefHeading___Toc109_3817189541" text:style-name="Index_20_Link" text:visited-style-name="Index_20_Link">1.2 x Möglichkeiten zur Softwareentwicklung<text:tab/>3</text:a></text:p>
          <text:p text:style-name="P7"><text:a xlink:type="simple" xlink:href="#__RefHeading___Toc115_3817189541" text:style-name="Index_20_Link" text:visited-style-name="Index_20_Link">1.3 x Genauere Vorstellung von Cross-Plattform<text:tab/>3</text:a></text:p>
          <text:p text:style-name="P8"><text:a xlink:type="simple" xlink:href="#__RefHeading___Toc117_3817189541" text:style-name="Index_20_Link" text:visited-style-name="Index_20_Link">1.31 a Was ist Flutter<text:tab/>3</text:a></text:p>
          <text:p text:style-name="P7"><text:a xlink:type="simple" xlink:href="#__RefHeading___Toc119_3817189541" text:style-name="Index_20_Link" text:visited-style-name="Index_20_Link">1.4 a Wie will ich die Fragestellung umsetzen<text:tab/>3</text:a></text:p>
          <text:p text:style-name="P7"><text:a xlink:type="simple" xlink:href="#__RefHeading___Toc121_3817189541" text:style-name="Index_20_Link" text:visited-style-name="Index_20_Link">1.5 a Was ist (die Motivation / )das Ziel<text:tab/>3</text:a></text:p>
          <text:p text:style-name="P6"><text:a xlink:type="simple" xlink:href="#__RefHeading___Toc111_3817189541" text:style-name="Index_20_Link" text:visited-style-name="Index_20_Link">2. a Hauptteil<text:tab/>5</text:a></text:p>
          <text:p text:style-name="P7"><text:a xlink:type="simple" xlink:href="#__RefHeading___Toc215_2607690697" text:style-name="Index_20_Link" text:visited-style-name="Index_20_Link">2.1 a Vorstellung des Projektes<text:tab/>5</text:a></text:p>
          <text:p text:style-name="P7"><text:a xlink:type="simple" xlink:href="#__RefHeading___Toc217_2607690697" text:style-name="Index_20_Link" text:visited-style-name="Index_20_Link">2.2 a Ziel des Projekts<text:tab/>5</text:a></text:p>
          <text:p text:style-name="P7"><text:a xlink:type="simple" xlink:href="#__RefHeading___Toc219_2607690697" text:style-name="Index_20_Link" text:visited-style-name="Index_20_Link">2.3 a Mögliche Probleme<text:tab/>5</text:a></text:p>
          <text:p text:style-name="P7"><text:a xlink:type="simple" xlink:href="#__RefHeading___Toc221_2607690697" text:style-name="Index_20_Link" text:visited-style-name="Index_20_Link">2.4 a Umsetzung<text:tab/>6</text:a></text:p>
          <text:p text:style-name="P8"><text:a xlink:type="simple" xlink:href="#__RefHeading___Toc223_2607690697" text:style-name="Index_20_Link" text:visited-style-name="Index_20_Link">2.4.1 a Planung<text:tab/>6</text:a></text:p>
          <text:p text:style-name="P8"><text:a xlink:type="simple" xlink:href="#__RefHeading___Toc227_2607690697" text:style-name="Index_20_Link" text:visited-style-name="Index_20_Link">2.4.2 a Implementierung<text:tab/>7</text:a></text:p>
          <text:p text:style-name="P8"><text:a xlink:type="simple" xlink:href="#__RefHeading___Toc285_3871415372" text:style-name="Index_20_Link" text:visited-style-name="Index_20_Link">2.4.3 a Probleme<text:tab/>7</text:a></text:p>
          <text:p text:style-name="P9"><text:a xlink:type="simple" xlink:href="#__RefHeading___Toc308_4244886861" text:style-name="Index_20_Link" text:visited-style-name="Index_20_Link">2.4.3.1 a Gelöste Probleme<text:tab/>8</text:a></text:p>
          <text:p text:style-name="P9"><text:a xlink:type="simple" xlink:href="#__RefHeading___Toc310_4244886861" text:style-name="Index_20_Link" text:visited-style-name="Index_20_Link">2.4.3.2 a Ungelöste Probleme<text:tab/>8</text:a></text:p>
          <text:p text:style-name="P8"><text:a xlink:type="simple" xlink:href="#__RefHeading___Toc229_2607690697" text:style-name="Index_20_Link" text:visited-style-name="Index_20_Link">2.4.4 x Testen<text:tab/>9</text:a></text:p>
          <text:p text:style-name="P6"><text:a xlink:type="simple" xlink:href="#__RefHeading___Toc113_3817189541" text:style-name="Index_20_Link" text:visited-style-name="Index_20_Link">3. x Schluss<text:tab/>10</text:a></text:p>
          <text:p text:style-name="P7"><text:a xlink:type="simple" xlink:href="#__RefHeading___Toc231_2607690697" text:style-name="Index_20_Link" text:visited-style-name="Index_20_Link">3.1 x War Flutter für mein Projekt sinnvoll<text:tab/>10</text:a></text:p>
          <text:p text:style-name="P7"><text:a xlink:type="simple" xlink:href="#__RefHeading___Toc233_2607690697" text:style-name="Index_20_Link" text:visited-style-name="Index_20_Link">3.2 x Ist Flutter generell sinnvoll<text:tab/>10</text:a></text:p>
          <text:p text:style-name="P6"><text:a xlink:type="simple" xlink:href="#__RefHeading___Toc435_378655537" text:style-name="Index_20_Link" text:visited-style-name="Index_20_Link">4. x Anhang<text:tab/>11</text:a></text:p>
          <text:p text:style-name="P7"><text:a xlink:type="simple" xlink:href="#__RefHeading___Toc437_378655537" text:style-name="Index_20_Link" text:visited-style-name="Index_20_Link">4.1 a Anleitung zum Ausprobieren der App<text:tab/>11</text:a></text:p>
          <text:p text:style-name="P7"><text:a xlink:type="simple" xlink:href="#__RefHeading___Toc499_539073603" text:style-name="Index_20_Link" text:visited-style-name="Index_20_Link">4.2 x Literaturverzeichnis<text:tab/>11</text:a></text:p>
        </text:index-body>
      </text:table-of-content>
      <text:p text:style-name="P5"/>
      <text:p text:style-name="P4">a = angefangen</text:p>
      <text:p text:style-name="P4">x = noch nichts</text:p>
      <text:h text:style-name="P38" text:outline-level="1"/>
      <text:h text:style-name="P39" text:outline-level="1"><text:bookmark-start text:name="__RefHeading___Toc105_3817189541"/>1. <text:span text:style-name="T3">a</text:span><text:span text:style-name="T2"> </text:span>Einleitung <text:bookmark-end text:name="__RefHeading___Toc105_3817189541"/></text:h>
      <text:p text:style-name="P31">App-Entwicklung ist in Zeiten des immer noch steigenden Softwaremarktes stark gefragt. Um diese Nachfrage zu befriedigen gibt es immer effizientere Modelle zur Software-Entwicklung. Eines davon ist die Cross-Plattform-Entwicklung, um die es in dieser Facharbeit geht.</text:p>
      <text:h text:style-name="P45" text:outline-level="2"><text:bookmark-start text:name="__RefHeading___Toc107_3817189541"/>1.1 <text:span text:style-name="T2">x </text:span><text:span text:style-name="T1">Einführung Softwareentwicklung</text:span><text:bookmark-end text:name="__RefHeading___Toc107_3817189541"/></text:h>
      <text:h text:style-name="P45" text:outline-level="2"><text:bookmark-start text:name="__RefHeading___Toc109_3817189541"/>1.2 <text:span text:style-name="T2">x </text:span><text:span text:style-name="T1">Möglichkeiten zur Softwareentwicklung</text:span><text:bookmark-end text:name="__RefHeading___Toc109_3817189541"/></text:h>
      <text:h text:style-name="P46" text:outline-level="2"><text:bookmark-start text:name="__RefHeading___Toc115_3817189541"/>1.3 <text:span text:style-name="T2">x </text:span>Genauere Vorstellung <text:span text:style-name="T59">des</text:span> Cross<text:span text:style-name="T59">pl</text:span>attform-<text:span text:style-name="T59">Entwickeln</text:span><text:bookmark-end text:name="__RefHeading___Toc115_3817189541"/></text:h>
      <text:p text:style-name="P60"><text:span text:style-name="T56">C</text:span><text:span text:style-name="T46">ross-Platform Entwicklung ist ein Oberbegriff für viele verschiedene Methoden zur Entwicklung von Apps, die mit einer Codebasis auf vielen verschiedenen Systemen genutzt werden können.</text:span></text:p>
      <text:h text:style-name="P52" text:outline-level="3"><text:bookmark-start text:name="__RefHeading___Toc117_3817189541"/>1.31 <text:span text:style-name="T5">a</text:span><text:span text:style-name="T2"> </text:span>Was ist Flutter<text:bookmark-end text:name="__RefHeading___Toc117_3817189541"/></text:h>
      <text:p text:style-name="P17"><text:span text:style-name="T1">F</text:span>lutter ist ein App-Baukasten von Google, der sich auf Cross-Plattform spezialisiert hat. </text:p>
      <text:h text:style-name="P46"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19">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19">Um die Cross-Plattfor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20">Auch werde ich während der Implementierung darauf schauen, wie leicht es mir fällt in Flutter und Dart einzusteigen, wie intuitiv die Konzepte dahinter sind und in wieweit sich meine Java-Kenntnisse auf Flutter anwenden lassen.</text:p>
      <text:p text:style-name="P20">- <text:span text:style-name="T27">Deployment</text:span></text:p>
      <text:h text:style-name="P46"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18"><text:span text:style-name="T4">D</text:span>as Ziel der App wird es sein auf allen Geräten gleich gut und ohne Einschränkungen zu funktionieren, dass heißt der Dateizugriff muss problemlos funktionieren und die App muss überall performant sein.</text:p>
      <text:p text:style-name="P18"><text:soft-page-break/>Auch das GUI sollte überall (der Bildschirmgröße entsprechend) ähnlich aussehen und gut funktionieren, so dass zum Beispiel keine GUI-Elemente verdeckt sind aber man sie nicht anklicken kann.</text:p>
      <text:h text:style-name="P40" text:outline-level="1"><text:bookmark-start text:name="__RefHeading___Toc111_3817189541"/>2. <text:span text:style-name="T11">a</text:span><text:span text:style-name="T2"> </text:span>Hauptteil<text:bookmark-end text:name="__RefHeading___Toc111_3817189541"/></text:h>
      <text:p text:style-name="P21"><text:span text:style-name="T28">I</text:span>n diesem Teil geht es um die Entwicklung einer App mit Flutter. Dabei sollen speziell Cross-Plattform Aspekte angesprochen werden.</text:p>
      <text:h text:style-name="P46" text:outline-level="2"><text:bookmark-start text:name="__RefHeading___Toc215_2607690697"/>2.1 <text:span text:style-name="T9">a</text:span><text:span text:style-name="T2"> </text:span>Vorstellung des Projektes<text:bookmark-end text:name="__RefHeading___Toc215_2607690697"/></text:h>
      <text:p text:style-name="P22"><text:span text:style-name="T1">D</text:span>as Projekt<text:span text:style-name="T10"> soll eine</text:span> simple Implementierung des Klassikers TicTacToe <text:span text:style-name="T10">sein</text:span>.<text:span text:style-name="T9"> Dabei soll in einem 3*3 Feld der aktuelle Spielstand angezeigt werden. Daneben steht der aktuelle Spielende bzw. der Gewinnende. Diese Textanzeige soll bei mobile</text:span><text:span text:style-name="T10">n</text:span><text:span text:style-name="T9">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47" text:outline-level="2"><text:bookmark-start text:name="__RefHeading___Toc217_2607690697"/>2.2 <text:span text:style-name="T10">a</text:span><text:span text:style-name="T2"> </text:span>Ziel des Projekts<text:bookmark-end text:name="__RefHeading___Toc217_2607690697"/></text:h>
      <text:p text:style-name="P23">Ziel des Projektes ist es die Cross-Plattform Fähigkeiten von Flutter auszutesten und zu prüfen ob es sich zum Entwickeln von Cross-Plattform Anwendungen, also genau das wofür dieser Framework konzipiert ist, lohnt. Dafür sollen verschiedene Faktoren, die auf den Geräten sehr unterschiedlich sind, wie zum Beispiel die Displaybreite, ausgetestet werden und geguckt werden wie gut Flutter damit umgehen kann.</text:p>
      <text:p text:style-name="P23">- <text:span text:style-name="T27">Deployment</text:span></text:p>
      <text:h text:style-name="P47" text:outline-level="2"><text:bookmark-start text:name="__RefHeading___Toc219_2607690697"/>2.3 <text:span text:style-name="T10">a</text:span><text:span text:style-name="T2"> </text:span>Mögliche Probleme<text:bookmark-end text:name="__RefHeading___Toc219_2607690697"/></text:h>
      <text:p text:style-name="P24"><text:span text:style-name="T29">D</text:span>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 text:style-name="T30">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24"><text:soft-page-break/>Ein weiteres mögliches Problem ist der Speicherzugriff, da sich dieser auf den unterschiedlichen Geräten sehr unterschiedlich gestaltet. <text:span text:style-name="T30">Die Architektur der </text:span><text:span text:style-name="T31">verschiedenen Betriebssysteme macht das sehr schwer, da sie zwar für den Benutzer oft relativ ähnlich aussehen, aber unter der Haube komplett anders aufgebaut sind.</text:span></text:p>
      <text:h text:style-name="P47" text:outline-level="2"><text:bookmark-start text:name="__RefHeading___Toc221_2607690697"/>2.4 <text:span text:style-name="T12">a</text:span><text:span text:style-name="T2"> </text:span>Umsetzung<text:bookmark-end text:name="__RefHeading___Toc221_2607690697"/></text:h>
      <text:p text:style-name="P25"><text:span text:style-name="T29">D</text:span>a es nicht das Ziel dieser Arbeit ist, die App-Entwicklung an sich, sondern nur exemplarisch an Flutter zu zeigen, habe ich nicht viel Zeit in die Planung und das vorherige Designen der App gesteckt sondern habe relativ schnell mit dem Programmieren angefangen. <text:span text:style-name="T13">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53" text:outline-level="3"><text:bookmark-start text:name="__RefHeading___Toc223_2607690697"/>2.4.1 <text:span text:style-name="T13">a</text:span><text:span text:style-name="T2"> </text:span>Planung<text:bookmark-end text:name="__RefHeading___Toc223_2607690697"/></text:h>
      <text:p text:style-name="P26">Zu der Planung gehörte vor allem die eigentliche Umsetzung der App, also was für Widgets ich brauche, nicht der Entwurf dieser. Ich musste mir also keine Gedanken machen welche Features ich brauche und was auf den einzelnen Seiten vorhanden sein soll. </text:p>
      <text:p text:style-name="P26">Daher entschied ich mich auf der Spieleseite für ein 3x3 Raster aus ElevatedButtons (TODO Eine Art von Knopf die einen „Schatten“ auf den darunterliegenden Hintergrund wirft), daneben eine simple Textanzeige, die den Spielstand anzeigt. Nach Spielende sollte darunter noch ein Restart Button erscheinen. Die AppBar (TODO) soll einfach nur den Text „TicTacToe“ anzeigen.</text:p>
      <text:p text:style-name="P26">Um die Navigation zwischen der Spieleseite und der Einstellungsseite zu ermöglichen nutze ich einen Drawer (TODO). Diesen kann man mit einem <text:span text:style-name="T32">Wisch von der linken Bildschirmkante nach rechts, oder mit </text:span><text:span text:style-name="T33">einem Knopf auf der linken Seite der AppBar öffnen.</text:span></text:p>
      <text:p text:style-name="P12"><text:span text:style-name="T33">D</text:span>ie Einstellungsseite <text:span text:style-name="T34">besteht aus drei Segmenten. Zwei zum Einstellen der Namen der Spieler und eines zum Einstellen der Hintergrundfarbe. Alle drei Segmente haben einen Resetknopf, um sie wieder auf die ursprünglichen Werte zurückzusetzen, </text:span><text:span text:style-name="T35">und</text:span><text:span text:style-name="T34"> je einen Text der kurz beschreibt, was dieses Segment macht. </text:span><text:span text:style-name="T35">Die Segmente zum Einstellen der Namen haben je ein Textfeld, wo man den neuen Namen angeben kann, im Hintergrund davon wird der aktuelle Name angezeigt. Das andere Segment hat statt dem Textfeld einen Button der ein Fenster öffnet, wo man die Farbe auswählen kann.</text:span></text:p>
      <text:h text:style-name="P54" text:outline-level="3"><text:bookmark-start text:name="__RefHeading___Toc227_2607690697"/><text:soft-page-break/>2.4.<text:span text:style-name="T12">2</text:span> <text:span text:style-name="T14">a</text:span><text:span text:style-name="T2"> </text:span>Implementierung<text:bookmark-end text:name="__RefHeading___Toc227_2607690697"/></text:h>
      <text:p text:style-name="P20"><text:span text:style-name="T29">D</text:span>ie Implementierung gestaltete sich größtenteils relativ unproblematisch.</text:p>
      <text:p text:style-name="P20">Als erstes habe ich damit angefangen das „Herz“ der App zu programmieren, die Spieleseite. <text:span text:style-name="T15">Auf dieser habe ich zuerst das Spielfeld implementiert. Dafür wurde das Widget Tile erstellt, das ich benutze um ein Feld im Spielfeld darzustellen. Das Tile ist eigentlich nur ein leicht modifizierter ElevatedButton (TODO). Um eine passende Größe für die Tiles zu haben habe ich die Displaygröße genommen(davon die Höhe der Appbar abgezogen), die kürzere Seite gewählt und diese dann durch drei geteilt (Weil es ja ein 3x3 Raster werden soll). Damit wusste ich wie groß ein Tile (Ich habe diese Methode später geändert da sie nicht mit Bausteinen wie der Spielstandsanzeige funktioniert, die alte Version kann man sich ausführlich unter dem ersten Backup angucken) sein soll und konnte diese dann auf der Spieleseite nutzen. Diese </text:span><text:span text:style-name="T16">wurden innerhalb einer Row (TODO) mit drei Colums (TODO)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e nicht t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7">diese Prüfung „beauftragt“ werden muss, genauer gesagt jedesmal, wenn auf ein Tile geklickt wurde. Nach einiger Recherche ist mir da das Konzept der <text:s/>Notifier in die Hände gefallen. Dieses sorgt einfach gesagt dafür, dass das Tile, wenn es gedrückt wurde dem Notifier sagt, dass der in der Spieleseite eine Methode ausführen soll. </text:span><text:span text:style-name="T18">Dazu kommt aber noch mehr unter den aufgetretenen Problemen.</text:span></text:p>
      <text:p text:style-name="P27">Danach habe ich die Einstellungsseite implementiert, was relativ schnell ging. Das erstellen des Design, wie oben beschrieben, dauerte ungefähr eine viertel- bis halbe Stunde. Das schwierigere an dieser Seite war, dass es ja einen Zugriff auf das Speichersystem geben sollte. Dafür habe ich das Package <text:span text:style-name="T19">„</text:span><text:span text:style-name="T20">shared_preferences“ </text:span><text:span text:style-name="T22">verwendet. Mit diesem kann man sehr einfach Werte abspeichern, in dem man einen „key“ und den zu speichernden Wert angibt. Mit diesem „key“ kann man dann 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text:span><text:soft-page-break/><text:span text:style-name="T22">angezeigt werden kann. Da </text:span><text:span text:style-name="T23">die </text:span><text:span text:style-name="T21">getter </text:span><text:span text:style-name="T23">und </text:span><text:span text:style-name="T21">setter</text:span><text:span text:style-name="T23"> an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ederlegen.</text:span></text:p>
      <text:p text:style-name="P28"><text:span text:style-name="T22">Als ich mit der Einstellungsseite fertig war habe ich mich wieder der Spieleseite zugewendet, da da ja immer noch die Anzeige für den aktuellen Spieler </text:span><text:span text:style-name="T24">fehlt. Als ich das gemacht habe ist mir der große Fehler aufgefallen, den ich beim bisherigen Layout gemacht hatte. Die Tiles berechnen ihre Größe mithilfe der Größe des Bildschirms, nicht mit dem </text:span><text:span text:style-name="T25">Platz der ihnen zur Verfügung gestellt wird (Die ursprüngliche Berechnung kann in einer der Backup-Ordnern gefunden werden). Das heißt, dass wenn ich eine Spielstandsanzeige einfügen würde, die Tiles nur noch teilweise zusehen wären und es Fehler geben würde, da sie mehr Platz beanspruchen, als ihnen zur Verfügung steht. Gelöst habe ich das Problem, indem ich ein Gridview (TODO) benutzt habe, das den Tiles passend Platz zuweist. Dazu aber mehr unter den gelösten Problemen.</text:span></text:p>
      <text:p text:style-name="P33">Und damit war die App eigentlich fertig. </text:p>
      <text:p text:style-name="P29"><text:span text:style-name="T22">Auch das Deployment, also das Kompilieren der App in, für die einzelnen Betriebssystem, ausführbare Dateien, ging größtenteils relativ einfach. Für das Android-Deployment reicht ein einziger Befehl und schon hat man die fertige Installationsdatei. Auch für Linux (ich arbeite auf Linux) war das Deployment kein Problem, allerdings bekommt man hier keine Installationsdatei, sondern einen Ordner, von wo aus man die App direkt ausführen kann. Für Windows ist das Deployment ebenfalls kein Problem, nur braucht man dafür, ein Windows-Computer. Dasselbe gilt für MacOS uns IOS, die sich beide nur von MacOS </text:span><text:span text:style-name="T26">kompilieren lassen. Ich habe zwar gerade zufällig zwei Mac Pros zur Verfügung, diese sind allerdings zu alt um dort Flutter zu installieren (TODO App für IOS und MacOS). Aus diesen Gründen sind bei den Releases keine Dateien für diese Betriebssysteme dabei.</text:span></text:p>
      <text:h text:style-name="P55" text:outline-level="3"><text:bookmark-start text:name="__RefHeading___Toc285_3871415372"/>2.4.<text:span text:style-name="T12">3</text:span> <text:span text:style-name="T6">a</text:span> Probleme<text:bookmark-end text:name="__RefHeading___Toc285_3871415372"/></text:h>
      <text:p text:style-name="P30"><text:span text:style-name="T36">B</text:span>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p>
      <text:h text:style-name="P56" text:outline-level="4"><text:bookmark-start text:name="__RefHeading___Toc308_4244886861"/><text:soft-page-break/>2.4.<text:span text:style-name="T12">3</text:span>.1 <text:span text:style-name="T7">a </text:span>Gelöste Probleme<text:bookmark-end text:name="__RefHeading___Toc308_4244886861"/></text:h>
      <text:p text:style-name="P15"><text:span text:style-name="T37">D</text:span>a die App auf <text:span text:style-name="T38">vielen</text:span> verschiedenen <text:span text:style-name="T38">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39">Das Layout ist ein „Problem“ von Cross-Plattform, da es mit verschiedenen Bildschirmgrößen und Skalierungen klar kommen muss, also sowohl mit einem Hochformat, wie man es meistens am Handy hat und einem Querformat, wie man es meistens am Desktop hat. </text:span></text:p>
      <text:p text:style-name="P16"><text:span text:style-name="T39">Das habe ich gelöst </text:span><text:span text:style-name="T40">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41">Das Problem dabei war, dass ich den GridView, der <text:s text:c="7"/>für das anzeigen des Spielfeldes zuständig ist, und den Text in eine Row bzw. Column (je nachdem ob Desktop oder Handy Ansicht) gesetzt. </text:span><text:span text:style-name="T42">Das hat zu einem Renderoverflow und einem Fehler (TODO)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13">- Layout</text:p>
      <text:p text:style-name="P14">- Aufruf von Pbermethoden <text:span text:style-name="T8">(da ich diese Konzepte auch erst relativ spät gelernt habe, sind sie im Code nur teilweise umgesetzt)</text:span></text:p>
      <text:h text:style-name="P57" text:outline-level="4"><text:bookmark-start text:name="__RefHeading___Toc310_4244886861"/><text:span text:style-name="T37">2.4.</text:span><text:span text:style-name="T12">3</text:span><text:span text:style-name="T37">.2 </text:span><text:span text:style-name="T6">a </text:span><text:span text:style-name="T37">Ungelöste Probleme</text:span><text:bookmark-end text:name="__RefHeading___Toc310_4244886861"/></text:h>
      <text:p text:style-name="Text_20_body"><text:span text:style-name="T37">E</text:span>in Problem was ich nicht lösen konnte, ist dass man bei der Dektop-Version das Fenster unbegrenzt verkleinern kann. Diese Funktion gibt es aktuell in Flutter nämlich noch nicht. Was es gibt sind aber Plugins, wie zum Beispiel <text:span text:style-name="T43">„window_manager“</text:span><text:span text:style-name="T43"><text:note text:id="ftn1" text:note-class="footnote"><text:note-citation>1</text:note-citation><text:note-body><text:p text:style-name="Footnote">https://pub.dev/packages/window_manager</text:p></text:note-body></text:note></text:span><text:span text:style-name="T43">. Dieses ist aber auch noch nicht in einer Vollversion verfügbar. Man kann damit zwar eine minimale Größe des Fensters einstellen, wenn man das Fenster dann aller</text:span><text:span text:style-name="T10">di</text:span><text:span text:style-name="T43">ngs maximiert und dann wieder verkleinert, kann man es wieder unendlich verkleinern, somit ist dieses Problem, meines Wissens nach aktuell nicht behebbar.</text:span></text:p>
      <text:p text:style-name="P22"><text:soft-page-break/><text:span text:style-name="T43">E</text:span>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p>
      <text:p text:style-name="P22">- Wenn man in der Desktop Version das Fenster über die magische Grenze zieht, wird der Spielstand „zurückgesetzt“ (Idee: beim Erstellen der Tiles, die Informationen aus der Matrix benutzen)</text:p>
      <text:p text:style-name="P30"><text:span text:style-name="T44">- </text:span><text:span text:style-name="T45">Web Version wird falsch angezeigt</text:span></text:p>
      <text:h text:style-name="P54" text:outline-level="3"><text:bookmark-start text:name="__RefHeading___Toc229_2607690697"/>2.4.4 <text:span text:style-name="T2">x </text:span>Testen<text:bookmark-end text:name="__RefHeading___Toc229_2607690697"/></text:h>
      <text:h text:style-name="P41" text:outline-level="1"/>
      <text:h text:style-name="P44" text:outline-level="1"><text:bookmark-start text:name="__RefHeading___Toc113_3817189541"/><text:span text:style-name="T47">3. </text:span><text:span text:style-name="T48">x </text:span><text:span text:style-name="T47">Schluss</text:span><text:bookmark-end text:name="__RefHeading___Toc113_3817189541"/></text:h>
      <text:h text:style-name="P48" text:outline-level="2"><text:bookmark-start text:name="__RefHeading___Toc231_2607690697"/>3.1 <text:span text:style-name="T57">a</text:span> War Flutter für mein Projekt sinnvoll<text:bookmark-end text:name="__RefHeading___Toc231_2607690697"/></text:h>
      <text:p text:style-name="P34"><text:span text:style-name="T48">D</text:span><text:span text:style-name="T46">ie simple Antwort ist ja. Das Ziel des Projektes war es ja genau, relativ unkompliziert, die App auf viele verschiedene Betriebssysteme zu bekommen. Und genau das wird einem von Flutter ermöglicht. Ohne großen Aufwand eine App wiederbenutzen zu können, ohne sie komplett neu schreiben zu müssen.</text:span></text:p>
      <text:p text:style-name="P32">Auf dem Desktop-Geräten ist natürlich noch das Problem, das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 sich das also auch regeln.</text:p>
      <text:p text:style-name="P32">Ein weiterer starker Vorteil von Flutter ist die Simplizität der Widget-Philosophie. Durch diese ist der Code leichter zu verstehen, entwickeln und handzuhaben, was Einsteigern enorm weiterhilft.</text:p>
      <text:h text:style-name="P48" text:outline-level="2"><text:bookmark-start text:name="__RefHeading___Toc233_2607690697"/>3.2 <text:span text:style-name="T58">a</text:span> Ist Flutter generell sinnvoll<text:bookmark-end text:name="__RefHeading___Toc233_2607690697"/></text:h>
      <text:p text:style-name="P36"><text:span text:style-name="T48">O</text:span><text:span text:style-name="T46">b Flutter generell sinnvoll ist um Apps zu entwickeln, kommt wieder sehr auf das Ziel und die verfügbaren Möglichkeiten an. Ein Startup oder eine kleine Firma, die nicht viele Entwickler hat, ist mit Flutter sehr gut bedient, da der Entwicklungsaufwand im Vergleich zu der erreichbaren Reichweite geringer, als beim nativen Entwickeln ist. Auch wenn </text:span><text:span text:style-name="T50">die es wichtig ist, dass die App überall gleich aus sieht ist das mit Flutter oft einfacher zu erreichen, als mit nativem Code, da sich dieser oft an die Plattform anpasst und, da er von verschiedenen Programmierern entwickelt wird, auch meist leicht unterschiedlich aussieht.</text:span></text:p>
      <text:p text:style-name="P37"><text:span text:style-name="T50">W</text:span><text:span text:style-name="T46">enn es allerdings auf Performance ankommt (TODO) ist man mit nativem Code besser bedient, da Flutter durch das Kompilieren nicht an den nativen Code drankommt. Also macht </text:span><text:span text:style-name="T51">es, </text:span><text:span text:style-name="T46">zu</text:span><text:span text:style-name="T51">m</text:span><text:span text:style-name="T46"> Beispiel bei der Entwicklung von </text:span><text:span text:style-name="T51">L</text:span><text:span text:style-name="T46">eistungs-intensiven Spielen, mehr Sinn nativ zu arbeiten.</text:span></text:p>
      <text:h text:style-name="P42" text:outline-level="1"/>
      <text:h text:style-name="P43" text:outline-level="1"><text:bookmark-start text:name="__RefHeading___Toc435_378655537"/>4. x Anhang<text:bookmark-end text:name="__RefHeading___Toc435_378655537"/></text:h>
      <text:h text:style-name="P49" text:outline-level="2"><text:bookmark-start text:name="__RefHeading___Toc437_378655537"/>4.1 a Anleitung zum Ausprobieren der App<text:bookmark-end text:name="__RefHeading___Toc437_378655537"/></text:h>
      <text:p text:style-name="P11">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11">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11">TODO Windows, IOS, MacOS</text:p>
      <text:p text:style-name="P35"><text:span text:style-name="T49">Falls man selber an der App programmieren will, sollte man Flutter installieren. Eine Anleitung findet unter </text:span><text:a xlink:type="simple" xlink:href="http://flutter.dev/" text:style-name="Internet_20_link" text:visited-style-name="Visited_20_Internet_20_Link"><text:span text:style-name="T49">flutter.dev</text:span></text:a></text:p>
      <text:h text:style-name="P50" text:outline-level="2"><text:bookmark-start text:name="__RefHeading___Toc499_539073603"/>4.2 x Literaturverzeichnis<text:bookmark-end text:name="__RefHeading___Toc499_539073603"/></text:h>
      <text:list xml:id="list3841645082" text:style-name="L1">
        <text:list-item>
          <text:p text:style-name="P58"><text:span text:style-name="T52">M</text:span><text:span text:style-name="T54">arburger, Marc (2021): Flutter und Dart Das umfassende Handbuch, </text:span><text:span text:style-name="T53">1. Auflage, Rheinwerk Computing</text:span></text:p>
        </text:list-item>
        <text:list-item>
          <text:p text:style-name="P59"><text:span text:style-name="T53">M</text:span><text:span text:style-name="T46">eiller, Dieter (2021): </text:span><text:span text:style-name="T55">App-Entwicklung mit Dart und Flutter 2: Eine umfassende Einführung, 2. Auflage, De Gruyter Oldenburg</text:span></text:p>
        </text:list-item>
      </text:list>
      <text:h text:style-name="P51" text:outline-level="2">4.3 x Abbildungsverzeichnis</text:h>
      <text:h text:style-name="P51" text:outline-level="2">4.4 x Selbstständigkeitserklärung</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09T19:32:26.766998164</dc:date>
    <meta:editing-duration>PT4H13M27S</meta:editing-duration>
    <meta:editing-cycles>41</meta:editing-cycles>
    <meta:generator>LibreOffice/7.2.5.2$Linux_X86_64 LibreOffice_project/20$Build-2</meta:generator>
    <meta:document-statistic meta:table-count="0" meta:image-count="0" meta:object-count="0" meta:page-count="12" meta:paragraph-count="103" meta:word-count="2939" meta:character-count="19294" meta:non-whitespace-character-count="16445"/>
  </office:meta>
</office:document-meta>
</file>